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hnschrift Condensed" svg:font-family="'Bahnschrift Condense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TML_20_Preformatted">
      <style:paragraph-properties fo:margin-top="0in" fo:margin-bottom="0.0417in" style:contextual-spacing="false"/>
    </style:style>
    <style:style style:name="P2" style:family="paragraph" style:parent-style-name="HTML_20_Preformatted">
      <style:paragraph-properties fo:margin-top="0in" fo:margin-bottom="0.0417in" style:contextual-spacing="false"/>
      <style:text-properties fo:color="#168253" loext:opacity="100%" fo:background-color="#b2b2b2"/>
    </style:style>
    <style:style style:name="P3" style:family="paragraph" style:parent-style-name="Standard">
      <style:paragraph-properties fo:margin-top="0.1945in" fo:margin-bottom="0.1945in" style:contextual-spacing="false" fo:line-height="100%"/>
      <style:text-properties fo:color="#168253" loext:opacity="100%" fo:background-color="#b2b2b2"/>
    </style:style>
    <style:style style:name="P4" style:family="paragraph" style:parent-style-name="Normal_20__28_Web_29_">
      <style:paragraph-properties fo:margin-top="0in" fo:margin-bottom="0in" style:contextual-spacing="false"/>
    </style:style>
    <style:style style:name="P5" style:family="paragraph" style:parent-style-name="Standard">
      <style:paragraph-properties fo:margin-top="0.1945in" fo:margin-bottom="0.1945in" style:contextual-spacing="false" fo:line-height="100%"/>
      <style:text-properties fo:background-color="#b2b2b2"/>
    </style:style>
    <style:style style:name="P6" style:family="paragraph" style:parent-style-name="HTML_20_Preformatted">
      <style:paragraph-properties fo:margin-top="0in" fo:margin-bottom="0.0417in" style:contextual-spacing="false"/>
      <style:text-properties fo:color="#ff0000" loext:opacity="100%"/>
    </style:style>
    <style:style style:name="P7" style:family="paragraph" style:parent-style-name="Normal_20__28_Web_29_">
      <style:paragraph-properties fo:margin-top="0.1945in" fo:margin-bottom="0in" style:contextual-spacing="false"/>
    </style:style>
    <style:style style:name="P8" style:family="paragraph" style:parent-style-name="Normal_20__28_Web_29_">
      <style:paragraph-properties fo:margin-top="0in" fo:margin-bottom="0in" style:contextual-spacing="false"/>
    </style:style>
    <style:style style:name="P9" style:family="paragraph" style:parent-style-name="Normal_20__28_Web_29_">
      <style:paragraph-properties fo:margin-top="0in" fo:margin-bottom="0in" style:contextual-spacing="false"/>
      <style:text-properties fo:color="#8496b0" loext:opacity="100%" style:font-name="Segoe UI" style:font-name-complex="Segoe UI1">
        <loext:char-complex-color loext:theme-type="dark2" loext:color-type="theme">
          <loext:transformation loext:type="tint" loext:value="4000"/>
        </loext:char-complex-color>
      </style:text-properties>
    </style:style>
    <style:style style:name="P10" style:family="paragraph" style:parent-style-name="Normal_20__28_Web_29_">
      <style:paragraph-properties fo:margin-top="0in" fo:margin-bottom="0in" style:contextual-spacing="false"/>
      <style:text-properties fo:color="#3c4043" loext:opacity="100%" style:font-name="Arial" fo:font-size="10.5pt" fo:letter-spacing="0.002in" fo:font-weight="bold" style:font-size-asian="10.5pt" style:font-weight-asian="bold" style:font-name-complex="Arial1" style:font-size-complex="10.5pt" style:font-weight-complex="bold"/>
    </style:style>
    <style:style style:name="P11" style:family="paragraph" style:parent-style-name="Normal_20__28_Web_29_">
      <style:paragraph-properties fo:margin-top="0in" fo:margin-bottom="0in" style:contextual-spacing="false"/>
      <style:text-properties fo:color="#ffffff" loext:opacity="100%" style:font-name="Segoe UI" style:font-name-complex="Segoe UI1">
        <loext:char-complex-color loext:theme-type="light1" loext:color-type="theme"/>
      </style:text-properties>
    </style:style>
    <style:style style:name="P12" style:family="paragraph" style:parent-style-name="Standard">
      <style:paragraph-properties fo:margin-top="0.1945in" fo:margin-bottom="0.1945in" style:contextual-spacing="false" fo:line-height="100%"/>
    </style:style>
    <style:style style:name="P13"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 style:family="paragraph" style:parent-style-name="Standard">
      <style:paragraph-properties fo:margin-top="0.1945in" fo:margin-bottom="0.1945in" style:contextual-spacing="false" fo:line-height="100%"/>
      <style:text-properties fo:color="#000000" loext:opacity="100%" style:font-name="Times New Roman" fo:font-size="12pt" fo:font-style="italic" fo:background-color="#b2b2b2" style:font-name-asian="Times New Roman1" style:font-size-asian="12pt" style:font-style-asian="italic" style:font-name-complex="Times New Roman1" style:font-size-complex="12pt"/>
    </style:style>
    <style:style style:name="P15" style:family="paragraph" style:parent-style-name="Standard">
      <style:paragraph-properties fo:margin-top="0.1945in" fo:margin-bottom="0.1945in" style:contextual-spacing="false" fo:line-height="100%"/>
      <style:text-properties fo:color="#000000" loext:opacity="100%" style:font-name="Times New Roman" fo:font-size="12pt" fo:font-style="italic" fo:background-color="#ff0000" style:font-name-asian="Times New Roman1" style:font-size-asian="12pt" style:font-style-asian="italic" style:font-name-complex="Times New Roman1" style:font-size-complex="12pt"/>
    </style:style>
    <style:style style:name="P16" style:family="paragraph" style:parent-style-name="Standard">
      <style:paragraph-properties fo:margin-top="0.1945in" fo:margin-bottom="0.1945in" style:contextual-spacing="false" fo:line-height="100%"/>
      <style:text-properties fo:color="#000000" loext:opacity="100%"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1945in" fo:margin-bottom="0.1945in" style:contextual-spacing="false" fo:line-height="100%"/>
      <style:text-properties fo:color="#c45911" loext:opacity="100%" style:font-name="Times New Roman" fo:font-size="12pt" fo:font-style="italic" style:font-name-asian="Times New Roman1" style:font-size-asian="12pt" style:font-style-asian="italic" style:font-name-complex="Times New Roman1" style:font-size-complex="12pt">
        <loext:char-complex-color loext:theme-type="accent2" loext:color-type="theme">
          <loext:transformation loext:type="shade" loext:value="2509"/>
        </loext:char-complex-color>
      </style:text-properties>
    </style:style>
    <style:style style:name="P18" style:family="paragraph" style:parent-style-name="Standard">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3c4043" loext:opacity="100%" style:font-name="Arial" fo:font-size="10.5pt" fo:letter-spacing="0.002in" style:font-size-asian="10.5pt" style:font-name-complex="Arial1" style:font-size-complex="10.5pt"/>
    </style:style>
    <style:style style:name="T3" style:family="text">
      <style:text-properties fo:color="#3c4043" loext:opacity="100%" style:font-name="Arial" fo:font-size="10.5pt" fo:letter-spacing="0.002in" fo:font-weight="bold" style:font-size-asian="10.5pt" style:font-weight-asian="bold" style:font-name-complex="Arial1" style:font-size-complex="10.5pt" style:font-weight-complex="bold"/>
    </style:style>
    <style:style style:name="T4" style:family="text">
      <style:text-properties fo:color="#ff0000" loext:opacity="100%"/>
    </style:style>
    <style:style style:name="T5" style:family="text">
      <style:text-properties fo:color="#000000" loext:opacity="100%" style:font-name="Times New Roman" fo:font-size="12pt" style:font-name-asian="Times New Roman1" style:font-size-asian="12pt" style:font-name-complex="Times New Roman1" style:font-size-complex="12pt"/>
    </style:style>
    <style:style style:name="T6"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7"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style>
    <style:style style:name="T8" style:family="text">
      <style:text-properties fo:color="#000000" loext:opacity="100%" style:font-name="Times New Roman" fo:font-size="12pt" fo:font-style="italic" fo:background-color="#ff0000" loext:char-shading-value="0" style:font-name-asian="Times New Roman1" style:font-size-asian="12pt" style:font-style-asian="italic" style:font-name-complex="Times New Roman1" style:font-size-complex="12pt"/>
    </style:style>
    <style:style style:name="T9" style:family="text">
      <style:text-properties fo:color="#000000" loext:opacity="100%" style:font-name="Times New Roman" fo:font-style="italic" style:font-name-asian="Times New Roman1" style:font-style-asian="italic" style:font-name-complex="Times New Roman1"/>
    </style:style>
    <style:style style:name="T10" style:family="text">
      <style:text-properties fo:color="#000000" loext:opacity="100%" style:font-name="Courier New" fo:font-size="12pt" fo:font-weight="bold" style:font-name-asian="Times New Roman1" style:font-size-asian="12pt" style:font-weight-asian="bold" style:font-name-complex="Courier New1" style:font-size-complex="12pt"/>
    </style:style>
    <style:style style:name="T11" style:family="text">
      <style:text-properties fo:color="#000000" loext:opacity="100%" style:font-name="Courier New" fo:font-size="12pt" style:font-name-asian="Times New Roman1" style:font-size-asian="12pt" style:font-name-complex="Courier New1" style:font-size-complex="12pt"/>
    </style:style>
    <style:style style:name="T12" style:family="text">
      <style:text-properties fo:color="#111111" loext:opacity="100%" style:font-name="Segoe UI" style:font-name-complex="Segoe UI1"/>
    </style:style>
    <style:style style:name="T13" style:family="text">
      <style:text-properties fo:color="#111111" loext:opacity="100%" style:font-name="Segoe UI" fo:font-weight="bold" style:font-weight-asian="bold" style:font-name-complex="Segoe UI1"/>
    </style:style>
    <style:style style:name="T14" style:family="text">
      <style:text-properties fo:color="#111111" loext:opacity="100%" style:font-name="Bahnschrift Condensed" fo:font-weight="bold" style:font-weight-asian="bold"/>
    </style:style>
    <style:style style:name="T15" style:family="text">
      <style:text-properties fo:color="#111111" loext:opacity="100%" style:font-name="Bahnschrift Condensed" fo:font-weight="bold" style:font-weight-asian="bold" style:font-name-complex="Segoe UI1"/>
    </style:style>
    <style:style style:name="T16" style:family="text">
      <style:text-properties fo:color="#111111" loext:opacity="100%" fo:font-weight="bold" style:font-weight-asian="bold"/>
    </style:style>
    <style:style style:name="T17" style:family="text">
      <style:text-properties fo:color="#c45911" loext:opacity="100%" style:font-name="Segoe UI" fo:font-style="italic" style:font-style-asian="italic" style:font-name-complex="Segoe UI1">
        <loext:char-complex-color loext:theme-type="accent2" loext:color-type="theme">
          <loext:transformation loext:type="shade" loext:value="2509"/>
        </loext:char-complex-color>
      </style:text-properties>
    </style:style>
    <style:style style:name="T18" style:family="text">
      <style:text-properties fo:color="#c45911" loext:opacity="100%" style:font-name="Times New Roman" fo:font-size="12pt" fo:font-style="italic" style:font-name-asian="Times New Roman1" style:font-size-asian="12pt" style:font-style-asian="italic" style:font-name-complex="Times New Roman1" style:font-size-complex="12pt">
        <loext:char-complex-color loext:theme-type="accent2" loext:color-type="theme">
          <loext:transformation loext:type="shade" loext:value="2509"/>
        </loext:char-complex-color>
      </style:text-properties>
    </style:style>
    <style:style style:name="T19" style:family="text">
      <style:text-properties fo:color="#8496b0" loext:opacity="100%" style:font-name="Segoe UI" style:font-name-complex="Segoe UI1">
        <loext:char-complex-color loext:theme-type="dark2" loext:color-type="theme">
          <loext:transformation loext:type="tint" loext:value="4000"/>
        </loext:char-complex-color>
      </style:text-properties>
    </style:style>
    <style:style style:name="T20" style:family="text">
      <style:text-properties fo:color="#ffffff" loext:opacity="100%" style:font-name="Segoe UI" style:font-name-complex="Segoe UI1">
        <loext:char-complex-color loext:theme-type="light1" loext:color-type="theme"/>
      </style:text-properties>
    </style:style>
    <style:style style:name="T21" style:family="text">
      <style:text-properties fo:color="#168253" loext:opacity="100%" fo:background-color="#b2b2b2" loext:char-shading-value="0"/>
    </style:style>
    <style:style style:name="T22" style:family="text">
      <style:text-properties fo:color="#168253" loext:opacity="100%" style:font-name="Segoe UI" fo:font-style="italic" fo:background-color="#b2b2b2" loext:char-shading-value="0" style:font-style-asian="italic" style:font-name-complex="Segoe UI1"/>
    </style:style>
    <style:style style:name="T23" style:family="text">
      <style:text-properties fo:color="#168253" loext:opacity="100%" fo:font-size="12pt" fo:font-style="italic" fo:background-color="#b2b2b2" loext:char-shading-value="0" style:font-size-asian="12pt" style:font-style-asian="italic" style:font-size-complex="12pt"/>
    </style:style>
    <style:style style:name="T24" style:family="text">
      <style:text-properties style:font-name="Times New Roman" fo:font-size="12pt" fo:font-style="italic" style:font-name-asian="Times New Roman1" style:font-size-asian="12pt" style:font-style-asian="italic" style:font-name-complex="Times New Roman1" style:font-size-complex="12pt"/>
    </style:style>
    <style:style style:name="T25" style:family="text">
      <style:text-properties style:font-name="Times New Roman" fo:font-style="italic" style:font-name-asian="Times New Roman1" style:font-style-asian="italic"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Question 1.</text:span><text:span text:style-name="T1"/></text:p>
      <text:p text:style-name="Standard" loext:marker-style-name="T1"><text:span text:style-name="T2">Write a Script that takes a directory from the command line  and displays the number of files in the Directory</text:span></text:p>
      <text:p text:style-name="P1"><text:span text:style-name="hljs-meta"><text:span text:style-name="T21">(#!/bin/bash</text:span></text:span></text:p>
      <text:p text:style-name="P2"/>
      <text:p text:style-name="P1"><text:span text:style-name="hljs-meta"><text:span text:style-name="T21"># Check if the directory exists</text:span></text:span><text:bookmark text:name="_GoBack"/></text:p>
      <text:p text:style-name="P1"><text:span text:style-name="hljs-meta"><text:span text:style-name="T21">if [ -d "$1" ]; then</text:span></text:span></text:p>
      <text:p text:style-name="P1"><text:span text:style-name="hljs-meta"><text:span text:style-name="T21"><text:s text:c="4"/># Count the number of files in the directory</text:span></text:span></text:p>
      <text:p text:style-name="P1"><text:span text:style-name="hljs-meta"><text:span text:style-name="T21"><text:s text:c="4"/>num_files=$(ls -l "$1" | wc -l)</text:span></text:span></text:p>
      <text:p text:style-name="P1"><text:span text:style-name="hljs-meta"><text:span text:style-name="T21"><text:s text:c="4"/>echo "The directory $1 contains $num_files files."</text:span></text:span></text:p>
      <text:p text:style-name="P1"><text:span text:style-name="hljs-meta"><text:span text:style-name="T21">else</text:span></text:span></text:p>
      <text:p text:style-name="P1"><text:span text:style-name="hljs-meta"><text:span text:style-name="T21"><text:s text:c="4"/>echo "The directory $1 does not exist."</text:span></text:span></text:p>
      <text:p text:style-name="P1"><text:span text:style-name="hljs-meta"><text:span text:style-name="T21">Fi )</text:span></text:span></text:p>
      <text:p text:style-name="P12" loext:marker-style-name="T5"><text:span text:style-name="T5">Sure, here’s a breakdown of what each line in the script does:</text:span><text:span text:style-name="T5"/></text:p>
      <text:p text:style-name="P13" loext:marker-style-name="T10"><text:span text:style-name="T10">#!/bin/bash</text:span><text:span text:style-name="T10"/></text:p>
      <text:p text:style-name="P12" loext:marker-style-name="T5"><text:span text:style-name="T5">This is called a shebang. It tells the system that this script should be executed using the bash shell.</text:span><text:span text:style-name="T5"/></text:p>
      <text:p text:style-name="P13" loext:marker-style-name="T11"><text:span text:style-name="T10">if [ -d "$1" ]; then</text:span><text:span text:style-name="T10"/></text:p>
      <text:p text:style-name="P12" loext:marker-style-name="T5"><text:span text:style-name="T5">This is an if statement that checks if the first argument passed to the script (</text:span><text:span text:style-name="T11">$1</text:span><text:span text:style-name="T5">) is a directory (</text:span><text:span text:style-name="T11">-d</text:span><text:span text:style-name="T5">). If it is, then the code inside the if statement will be executed.</text:span></text:p>
      <text:p text:style-name="P13" loext:marker-style-name="T10"><text:span text:style-name="T10">num_files=$(ls -l "$1" | wc -l)</text:span><text:span text:style-name="T10"/></text:p>
      <text:p text:style-name="P12" loext:marker-style-name="T5"><text:span text:style-name="T5">This line uses the </text:span><text:span text:style-name="T11">ls -l</text:span><text:span text:style-name="T5"> command to list the contents of the directory, and then pipes (</text:span><text:span text:style-name="T11">|</text:span><text:span text:style-name="T5">) that output to the </text:span><text:span text:style-name="T11">wc -l</text:span><text:span text:style-name="T5"> command, which counts the number of lines. The result is stored in the </text:span><text:span text:style-name="T11">num_files</text:span><text:span text:style-name="T5"> variable.</text:span></text:p>
      <text:p text:style-name="P13" loext:marker-style-name="T10"><text:span text:style-name="T10">echo "The directory $1 contains $num_files files."</text:span><text:span text:style-name="T10"/></text:p>
      <text:p text:style-name="P12" loext:marker-style-name="T5"><text:span text:style-name="T5">This line prints a message to the console with the name of the directory </text:span><text:span text:style-name="T6">(</text:span><text:span text:style-name="T10">$1</text:span><text:span text:style-name="T6">)</text:span><text:span text:style-name="T5"> and the number of files (</text:span><text:span text:style-name="T11">$num_files</text:span><text:span text:style-name="T5">).</text:span></text:p>
      <text:p text:style-name="P13" loext:marker-style-name="T10"><text:span text:style-name="T10">else</text:span><text:span text:style-name="T10"/></text:p>
      <text:p text:style-name="P13" loext:marker-style-name="T10"><text:span text:style-name="T10"><text:s text:c="4"/>echo "The directory $1 does not exist."</text:span><text:span text:style-name="T10"/></text:p>
      <text:p text:style-name="P13" loext:marker-style-name="T10"><text:span text:style-name="T10">fi</text:span><text:span text:style-name="T10"/></text:p>
      <text:p text:style-name="P12" loext:marker-style-name="T10"><text:span text:style-name="T5">If the directory does not exist, the script will print a message saying so. </text:span><text:span text:style-name="T10">The fi keyword signifies the end of the if statement.</text:span></text:p>
      <text:p text:style-name="P14"><text:soft-page-break/>This script is a simple way to count the number of files in a directory from the command line. It’s worth noting that this will count all types of files, including directories and hidden files. If you want to count only regular files, or exclude hidden files, the script would need to be modified. Let me know if you need help with that!</text:p>
      <text:p text:style-name="P12" loext:marker-style-name="T5"><text:span text:style-name="T5">QUESTION2</text:span><text:span text:style-name="T5"/></text:p>
      <text:p text:style-name="P12" loext:marker-style-name="T5"><text:span text:style-name="T2">Rewrite the Script to count only subdirectories , not normal files</text:span></text:p>
      <text:p text:style-name="P1"><text:span text:style-name="hljs-meta"><text:span text:style-name="T21">#!/bin/bash</text:span></text:span></text:p>
      <text:p text:style-name="P1"><text:span text:style-name="hljs-meta"><text:span text:style-name="T21"># Check if directory exists</text:span></text:span></text:p>
      <text:p text:style-name="P1"><text:span text:style-name="hljs-meta"><text:span text:style-name="T21">if [ -d "$1" ]</text:span></text:span></text:p>
      <text:p text:style-name="P1"><text:span text:style-name="hljs-meta"><text:span text:style-name="T21">then</text:span></text:span></text:p>
      <text:p text:style-name="P1"><text:span text:style-name="hljs-meta"><text:span text:style-name="T21"><text:s text:c="2"/># Count the number of subdirectories in the directory</text:span></text:span></text:p>
      <text:p text:style-name="P1"><text:span text:style-name="hljs-meta"><text:span text:style-name="T21"><text:s text:c="2"/>subdir_count=$(ls -l $1 | grep "^d" | wc -l)</text:span></text:span></text:p>
      <text:p text:style-name="P1"><text:span text:style-name="hljs-meta"><text:span text:style-name="T21"><text:s text:c="2"/>echo "The directory $1 contains $subdir_count subdirectories."</text:span></text:span></text:p>
      <text:p text:style-name="P1"><text:span text:style-name="hljs-meta"><text:span text:style-name="T21">else</text:span></text:span></text:p>
      <text:p text:style-name="P1"><text:span text:style-name="hljs-meta"><text:span text:style-name="T21"><text:s text:c="2"/>echo "Directory does not exist."</text:span></text:span></text:p>
      <text:p text:style-name="P1"><text:span text:style-name="hljs-meta"><text:span text:style-name="T21">fi</text:span></text:span></text:p>
      <text:p text:style-name="P3"><text:span text:style-name="T24">You can run these scripts by saving them to a file, giving the file execute permissions with </text:span><text:span text:style-name="T25">chmod +x filename</text:span><text:span text:style-name="T24">, and then running them with </text:span><text:span text:style-name="T25">./filename directoryname</text:span><text:span text:style-name="T24">. Please replace </text:span><text:span text:style-name="T25">filename</text:span><text:span text:style-name="T24"> with the name you choose for the script file, and </text:span><text:span text:style-name="T25">directoryname</text:span><text:span text:style-name="T24"> with the name of the directory you want to check. Remember to be in the correct directory when running these commands or provide the full path to the files/directories. These scripts are written for a Unix-like operating system, such as Linux</text:span></text:p>
      <text:p text:style-name="P15" loext:marker-style-name="T8"/>
      <text:p text:style-name="P16" loext:marker-style-name="T5"/>
      <text:p text:style-name="P12" loext:marker-style-name="T5"><text:span text:style-name="T5">QUESTION 3</text:span><text:span text:style-name="T5"/></text:p>
      <text:p text:style-name="P12" loext:marker-style-name="T5"><text:span text:style-name="T2">Write Script that prompts the user for his name and age and greats him : </text:span><text:span text:style-name="T3">Hello [name], are you really [age] years old ?</text:span></text:p>
      <text:p text:style-name="P7" loext:marker-style-name="T12"><text:span text:style-name="T12">Sure, here is a simple BASH script that does exactly that:</text:span><text:span text:style-name="T12"/></text:p>
      <text:p text:style-name="P1"><text:span text:style-name="hljs-meta"><text:span text:style-name="T21">#!/bin/bash</text:span></text:span></text:p>
      <text:p text:style-name="P2"/>
      <text:p text:style-name="P1"><text:span text:style-name="hljs-meta"><text:span text:style-name="T21"># Prompt the user for their name</text:span></text:span></text:p>
      <text:p text:style-name="P1"><text:span text:style-name="hljs-meta"><text:span text:style-name="T21">echo "Please enter your name:"</text:span></text:span></text:p>
      <text:p text:style-name="P1"><text:span text:style-name="hljs-meta"><text:span text:style-name="T21">read name</text:span></text:span></text:p>
      <text:p text:style-name="P6" loext:marker-style-name="T4"><text:span text:style-name="hljs-meta"><text:span text:style-name="T4"/></text:span></text:p>
      <text:p text:style-name="P1"><text:span text:style-name="hljs-meta"><text:span text:style-name="T21"># Prompt the user for their age</text:span></text:span></text:p>
      <text:p text:style-name="P1"><text:span text:style-name="hljs-meta"><text:span text:style-name="T21">echo "Please enter your age:"</text:span></text:span></text:p>
      <text:p text:style-name="P1"><text:span text:style-name="hljs-meta"><text:span text:style-name="T21">read age</text:span></text:span></text:p>
      <text:p text:style-name="P2"><text:soft-page-break/></text:p>
      <text:p text:style-name="P1"><text:span text:style-name="hljs-meta"><text:span text:style-name="T21"># Greet the user</text:span></text:span></text:p>
      <text:p text:style-name="P1"><text:span text:style-name="hljs-meta"><text:span text:style-name="T21">echo "Hello $name, are you really $age years old?"</text:span></text:span></text:p>
      <text:p text:style-name="P5"><text:span text:style-name="T7">To run this script, save it to a file, give it execute permissions with </text:span><text:span text:style-name="T9">chmod +x filename</text:span><text:span text:style-name="T7">, and then run it with </text:span><text:span text:style-name="T9">./filename</text:span><text:span text:style-name="T7">. It will prompt you for your name and age, and then greet you accordingly. Please replace </text:span><text:span text:style-name="T9">filename</text:span><text:span text:style-name="T7"> with the actual name of the file you saved the script to.</text:span></text:p>
      <text:p text:style-name="P12" loext:marker-style-name="T5"><text:span text:style-name="T5">QUESTION4</text:span><text:span text:style-name="T5"/></text:p>
      <text:p text:style-name="P12" loext:marker-style-name="T5"><text:span text:style-name="T2">Write a Shell script takes 3 text files as command line arguments and displays the biggest and the smallest files.</text:span></text:p>
      <text:p text:style-name="P1"><text:span text:style-name="hljs-meta"><text:span text:style-name="T21">#!/bin/bash</text:span></text:span></text:p>
      <text:p text:style-name="P2"/>
      <text:p text:style-name="P1"><text:span text:style-name="hljs-meta"><text:span text:style-name="T21"># Check if exactly 3 arguments are passed</text:span></text:span></text:p>
      <text:p text:style-name="P1"><text:span text:style-name="hljs-meta"><text:span text:style-name="T21">if [ $# -ne 3 ]; then</text:span></text:span></text:p>
      <text:p text:style-name="P1"><text:span text:style-name="hljs-meta"><text:span text:style-name="T21"><text:s text:c="4"/>echo "Please provide exactly 3 files."</text:span></text:span></text:p>
      <text:p text:style-name="P1"><text:span text:style-name="hljs-meta"><text:span text:style-name="T21"><text:s text:c="4"/>exit 1</text:span></text:span></text:p>
      <text:p text:style-name="P1"><text:span text:style-name="hljs-meta"><text:span text:style-name="T21">fi</text:span></text:span></text:p>
      <text:p text:style-name="P2"/>
      <text:p text:style-name="P1"><text:span text:style-name="hljs-meta"><text:span text:style-name="T21"># Initialize min and max to the first file</text:span></text:span></text:p>
      <text:p text:style-name="P1"><text:span text:style-name="hljs-meta"><text:span text:style-name="T21">min=$1</text:span></text:span></text:p>
      <text:p text:style-name="P1"><text:span text:style-name="hljs-meta"><text:span text:style-name="T21">max=$1</text:span></text:span></text:p>
      <text:p text:style-name="P2"/>
      <text:p text:style-name="P1"><text:span text:style-name="hljs-meta"><text:span text:style-name="T21"># Loop through all arguments</text:span></text:span></text:p>
      <text:p text:style-name="P1"><text:span text:style-name="hljs-meta"><text:span text:style-name="T21">for file in "$@"</text:span></text:span></text:p>
      <text:p text:style-name="P1"><text:span text:style-name="hljs-meta"><text:span text:style-name="T21">do</text:span></text:span></text:p>
      <text:p text:style-name="P1"><text:span text:style-name="hljs-meta"><text:span text:style-name="T21"><text:s text:c="4"/># If the file does not exist</text:span></text:span></text:p>
      <text:p text:style-name="P1"><text:span text:style-name="hljs-meta"><text:span text:style-name="T21"><text:s text:c="4"/>if [ ! -f "$file" ]; then</text:span></text:span></text:p>
      <text:p text:style-name="P1"><text:span text:style-name="hljs-meta"><text:span text:style-name="T21"><text:s text:c="8"/>echo "$file does not exist."</text:span></text:span></text:p>
      <text:p text:style-name="P1"><text:span text:style-name="hljs-meta"><text:span text:style-name="T21"><text:s text:c="8"/>exit 1</text:span></text:span></text:p>
      <text:p text:style-name="P1"><text:span text:style-name="hljs-meta"><text:span text:style-name="T21"><text:s text:c="4"/>fi</text:span></text:span></text:p>
      <text:p text:style-name="P2"/>
      <text:p text:style-name="P1"><text:span text:style-name="hljs-meta"><text:span text:style-name="T21"><text:s text:c="4"/># If the current file is smaller</text:span></text:span></text:p>
      <text:p text:style-name="P1"><text:span text:style-name="hljs-meta"><text:span text:style-name="T21"><text:s text:c="4"/>if [ $(stat -c%s "$file") -lt $(stat -c%s "$min") ]; then</text:span></text:span></text:p>
      <text:p text:style-name="P1"><text:span text:style-name="hljs-meta"><text:span text:style-name="T21"><text:s text:c="8"/>min=$file</text:span></text:span></text:p>
      <text:p text:style-name="P1"><text:span text:style-name="hljs-meta"><text:span text:style-name="T21"><text:s text:c="4"/>fi</text:span></text:span></text:p>
      <text:p text:style-name="P2"/>
      <text:p text:style-name="P1"><text:span text:style-name="hljs-meta"><text:span text:style-name="T21"><text:s text:c="4"/># If the current file is bigger</text:span></text:span></text:p>
      <text:p text:style-name="P1"><text:span text:style-name="hljs-meta"><text:span text:style-name="T21"><text:s text:c="4"/>if [ $(stat -c%s "$file") -gt $(stat -c%s "$max") ]; then</text:span></text:span></text:p>
      <text:p text:style-name="P1"><text:span text:style-name="hljs-meta"><text:span text:style-name="T21"><text:s text:c="8"/>max=$file</text:span></text:span></text:p>
      <text:p text:style-name="P1"><text:span text:style-name="hljs-meta"><text:span text:style-name="T21"><text:s text:c="4"/>fi</text:span></text:span></text:p>
      <text:p text:style-name="P1"><text:span text:style-name="hljs-meta"><text:span text:style-name="T21">done</text:span></text:span></text:p>
      <text:p text:style-name="P2"/>
      <text:p text:style-name="P1"><text:span text:style-name="hljs-meta"><text:span text:style-name="T21">echo "The smallest file is $min"</text:span></text:span></text:p>
      <text:p text:style-name="P1"><text:soft-page-break/><text:span text:style-name="hljs-meta"><text:span text:style-name="T21">echo "The biggest file is $max"</text:span></text:span></text:p>
      <text:p text:style-name="P4" loext:marker-style-name="T17"><text:span text:style-name="T17">T</text:span><text:span text:style-name="T22">his script uses the </text:span><text:span text:style-name="HTML_20_Code"><text:span text:style-name="T23">stat</text:span></text:span><text:span text:style-name="T22"> command to get the size of a file and compares it with the current smallest and biggest files. If a smaller or bigger file is found, it updates the </text:span><text:span text:style-name="HTML_20_Code"><text:span text:style-name="T23">min</text:span></text:span><text:span text:style-name="T22"> and </text:span><text:span text:style-name="HTML_20_Code"><text:span text:style-name="T23">max</text:span></text:span><text:span text:style-name="T22"> variables respectively. At the end, it prints out the smallest and biggest files.</text:span></text:p>
      <text:p text:style-name="P4"><text:span text:style-name="T22">Please note that this script works on Unix-like systems and requires that the </text:span><text:span text:style-name="HTML_20_Code"><text:span text:style-name="T23">stat</text:span></text:span><text:span text:style-name="T22"> command is available. Also, it compares files based on their sizes, not the number of lines or characters. If two or more files have the same size, it will output the one that was encountered first. If you want to compare files based on other criteria, you may need to modify the script accordingly.</text:span></text:p>
      <text:p text:style-name="P4"><text:span text:style-name="T22">To run the script, save it to a file, give it execute permissions with </text:span><text:span text:style-name="HTML_20_Code"><text:span text:style-name="T23">chmod +x filename</text:span></text:span><text:span text:style-name="T22">, and then run it with </text:span><text:span text:style-name="HTML_20_Code"><text:span text:style-name="T23">./filename file1 file2 file3</text:span></text:span><text:span text:style-name="T22">. Replace </text:span><text:span text:style-name="HTML_20_Code"><text:span text:style-name="T23">filename</text:span></text:span><text:span text:style-name="T22"> with the name you saved the script as, and </text:span><text:span text:style-name="HTML_20_Code"><text:span text:style-name="T23">file1</text:span></text:span><text:span text:style-name="T22">, </text:span><text:span text:style-name="HTML_20_Code"><text:span text:style-name="T23">file2</text:span></text:span><text:span text:style-name="T22">, and </text:span><text:span text:style-name="HTML_20_Code"><text:span text:style-name="T23">file3</text:span></text:span><text:span text:style-name="T22"> with the names of the files you want to compare.</text:span></text:p>
      <text:p text:style-name="P4" loext:marker-style-name="T19"><text:span text:style-name="T19">QUESTION 5</text:span><text:span text:style-name="T19"/></text:p>
      <text:p text:style-name="P4" loext:marker-style-name="T19"><text:span text:style-name="T2">Write a Script that takes a text file as input and creates another text files named "anser.txt", that contains all the lines containing the word </text:span><text:span text:style-name="T3">"but</text:span><text:span text:style-name="T2">".</text:span></text:p>
      <text:p text:style-name="P9" loext:marker-style-name="T19"/>
      <text:p text:style-name="P1"><text:span text:style-name="hljs-meta"><text:span text:style-name="T21">#!/bin/bash</text:span></text:span></text:p>
      <text:p text:style-name="P2"/>
      <text:p text:style-name="P1"><text:span text:style-name="hljs-meta"><text:span text:style-name="T21"># Input file</text:span></text:span></text:p>
      <text:p text:style-name="P1"><text:span text:style-name="hljs-meta"><text:span text:style-name="T21">input_file="your_file.txt"</text:span></text:span></text:p>
      <text:p text:style-name="P2"/>
      <text:p text:style-name="P1"><text:span text:style-name="hljs-meta"><text:span text:style-name="T21"># Output file</text:span></text:span></text:p>
      <text:p text:style-name="P1"><text:span text:style-name="hljs-meta"><text:span text:style-name="T21">output_file="answer.txt"</text:span></text:span></text:p>
      <text:p text:style-name="P2"/>
      <text:p text:style-name="P1"><text:span text:style-name="hljs-meta"><text:span text:style-name="T21"># Use grep to find lines containing "but"</text:span></text:span></text:p>
      <text:p text:style-name="P1"><text:span text:style-name="hljs-meta"><text:span text:style-name="T21">grep "but" $input_file &gt; $output_file</text:span></text:span></text:p>
      <text:p text:style-name="P4" loext:marker-style-name="T12"><text:span text:style-name="T15">Please replace </text:span><text:span text:style-name="HTML_20_Code"><text:span text:style-name="T14">'your_file.txt'</text:span></text:span><text:span text:style-name="T15"> with the name of your input file. This script assumes that the input file is in the same directory as the script. If it’s in a different directory, you’ll need to provide the full path to the file. Also, the script is case-sensitive. If you want it to be case-insensitive, you can change the grep command to </text:span><text:span text:style-name="HTML_20_Code"><text:span text:style-name="T14">grep -i "but" $input_file &gt; $output_file</text:span></text:span><text:span text:style-name="T12">.</text:span></text:p>
      <text:p text:style-name="P4" loext:marker-style-name="T19"><text:span text:style-name="T19">QUESTION 6</text:span><text:span text:style-name="T19"/></text:p>
      <text:p text:style-name="P4" loext:marker-style-name="T3"><text:span text:style-name="T3">Write a Script takes a folder as command line argument and displays the number of files in that folder and all its sub -folders. Count only files not folders.</text:span><text:span text:style-name="T3"/></text:p>
      <text:p text:style-name="P10" loext:marker-style-name="T3"/>
      <text:p text:style-name="P7" loext:marker-style-name="T12"><text:span text:style-name="T12">Here is a simple BASH script that takes a directory as a command-line argument and recursively counts the number of files in that directory and all its subdirectories. Note that this script only counts files, not directories.</text:span><text:span text:style-name="T12"/></text:p>
      <text:p text:style-name="P1"><text:span text:style-name="hljs-meta"><text:span text:style-name="T21">#!/bin/bash</text:span></text:span></text:p>
      <text:p text:style-name="P2"><text:soft-page-break/></text:p>
      <text:p text:style-name="P1"><text:span text:style-name="hljs-comment"><text:span text:style-name="T21"># Check if argument is provided</text:span></text:span></text:p>
      <text:p text:style-name="P1"><text:span text:style-name="hljs-keyword"><text:span text:style-name="T21">if</text:span></text:span><text:span text:style-name="HTML_20_Code"><text:span text:style-name="T21"> [ </text:span></text:span><text:span text:style-name="hljs-string"><text:span text:style-name="T21">"</text:span></text:span><text:span text:style-name="hljs-variable"><text:span text:style-name="T21">$#</text:span></text:span><text:span text:style-name="hljs-string"><text:span text:style-name="T21">"</text:span></text:span><text:span text:style-name="HTML_20_Code"><text:span text:style-name="T21"> -ne 1 ]; </text:span></text:span><text:span text:style-name="hljs-keyword"><text:span text:style-name="T21">then</text:span></text:span></text:p>
      <text:p text:style-name="P1"><text:span text:style-name="HTML_20_Code"><text:span text:style-name="T21"><text:s text:c="4"/></text:span></text:span><text:span text:style-name="hljs-built_5f_in"><text:span text:style-name="T21">echo</text:span></text:span><text:span text:style-name="HTML_20_Code"><text:span text:style-name="T21"> </text:span></text:span><text:span text:style-name="hljs-string"><text:span text:style-name="T21">"Usage: </text:span></text:span><text:span text:style-name="hljs-variable"><text:span text:style-name="T21">$0</text:span></text:span><text:span text:style-name="hljs-string"><text:span text:style-name="T21"> &lt;directory&gt;"</text:span></text:span></text:p>
      <text:p text:style-name="P1"><text:span text:style-name="HTML_20_Code"><text:span text:style-name="T21"><text:s text:c="4"/></text:span></text:span><text:span text:style-name="hljs-built_5f_in"><text:span text:style-name="T21">exit</text:span></text:span><text:span text:style-name="HTML_20_Code"><text:span text:style-name="T21"> 1</text:span></text:span></text:p>
      <text:p text:style-name="P1"><text:span text:style-name="hljs-keyword"><text:span text:style-name="T21">fi</text:span></text:span></text:p>
      <text:p text:style-name="P2"/>
      <text:p text:style-name="P1"><text:span text:style-name="hljs-comment"><text:span text:style-name="T21"># Check if argument is a directory</text:span></text:span></text:p>
      <text:p text:style-name="P1"><text:span text:style-name="hljs-keyword"><text:span text:style-name="T21">if</text:span></text:span><text:span text:style-name="HTML_20_Code"><text:span text:style-name="T21"> [ ! -d </text:span></text:span><text:span text:style-name="hljs-string"><text:span text:style-name="T21">"</text:span></text:span><text:span text:style-name="hljs-variable"><text:span text:style-name="T21">$1</text:span></text:span><text:span text:style-name="hljs-string"><text:span text:style-name="T21">"</text:span></text:span><text:span text:style-name="HTML_20_Code"><text:span text:style-name="T21"> ]; </text:span></text:span><text:span text:style-name="hljs-keyword"><text:span text:style-name="T21">then</text:span></text:span></text:p>
      <text:p text:style-name="P1"><text:span text:style-name="HTML_20_Code"><text:span text:style-name="T21"><text:s text:c="4"/></text:span></text:span><text:span text:style-name="hljs-built_5f_in"><text:span text:style-name="T21">echo</text:span></text:span><text:span text:style-name="HTML_20_Code"><text:span text:style-name="T21"> </text:span></text:span><text:span text:style-name="hljs-string"><text:span text:style-name="T21">"Error: </text:span></text:span><text:span text:style-name="hljs-variable"><text:span text:style-name="T21">$1</text:span></text:span><text:span text:style-name="hljs-string"><text:span text:style-name="T21"> is not a directory"</text:span></text:span></text:p>
      <text:p text:style-name="P1"><text:span text:style-name="HTML_20_Code"><text:span text:style-name="T21"><text:s text:c="4"/></text:span></text:span><text:span text:style-name="hljs-built_5f_in"><text:span text:style-name="T21">exit</text:span></text:span><text:span text:style-name="HTML_20_Code"><text:span text:style-name="T21"> 1</text:span></text:span></text:p>
      <text:p text:style-name="P1"><text:span text:style-name="hljs-keyword"><text:span text:style-name="T21">fi</text:span></text:span></text:p>
      <text:p text:style-name="P2"/>
      <text:p text:style-name="P1"><text:span text:style-name="hljs-comment"><text:span text:style-name="T21"># Count the files</text:span></text:span></text:p>
      <text:p text:style-name="P1"><text:span text:style-name="HTML_20_Code"><text:span text:style-name="T21">num_files=$(find </text:span></text:span><text:span text:style-name="hljs-string"><text:span text:style-name="T21">"</text:span></text:span><text:span text:style-name="hljs-variable"><text:span text:style-name="T21">$1</text:span></text:span><text:span text:style-name="hljs-string"><text:span text:style-name="T21">"</text:span></text:span><text:span text:style-name="HTML_20_Code"><text:span text:style-name="T21"> -</text:span></text:span><text:span text:style-name="hljs-built_5f_in"><text:span text:style-name="T21">type</text:span></text:span><text:span text:style-name="HTML_20_Code"><text:span text:style-name="T21"> f | </text:span></text:span><text:span text:style-name="hljs-built_5f_in"><text:span text:style-name="T21">wc</text:span></text:span><text:span text:style-name="HTML_20_Code"><text:span text:style-name="T21"> -l)</text:span></text:span></text:p>
      <text:p text:style-name="P2"/>
      <text:p text:style-name="P1"><text:span text:style-name="hljs-built_5f_in"><text:span text:style-name="T21">echo</text:span></text:span><text:span text:style-name="HTML_20_Code"><text:span text:style-name="T21"> </text:span></text:span><text:span text:style-name="hljs-string"><text:span text:style-name="T21">"The directory </text:span></text:span><text:span text:style-name="hljs-variable"><text:span text:style-name="T21">$1</text:span></text:span><text:span text:style-name="hljs-string"><text:span text:style-name="T21"> contains </text:span></text:span><text:span text:style-name="hljs-variable"><text:span text:style-name="T21">$num_files</text:span></text:span><text:span text:style-name="hljs-string"><text:span text:style-name="T21"> files"</text:span></text:span></text:p>
      <text:p text:style-name="P4" loext:marker-style-name="T13"><text:span text:style-name="T13">To run this script, save it to a file (for example, </text:span><text:span text:style-name="HTML_20_Code"><text:span text:style-name="T16">count_files.sh</text:span></text:span><text:span text:style-name="T13">), give it execute permissions with </text:span><text:span text:style-name="HTML_20_Code"><text:span text:style-name="T16">chmod +x count_files.sh</text:span></text:span><text:span text:style-name="T13">, and then run it with your directory as an argument, like so: </text:span><text:span text:style-name="HTML_20_Code"><text:span text:style-name="T16">./count_files.sh /path/to/your/directory</text:span></text:span><text:span text:style-name="T13">.</text:span></text:p>
      <text:p text:style-name="P4" loext:marker-style-name="T13"><text:span text:style-name="T13">Please replace </text:span><text:span text:style-name="HTML_20_Code"><text:span text:style-name="T16">/path/to/your/directory</text:span></text:span><text:span text:style-name="T13"> with the actual path of your directory. This script will then print the number of files in that directory and all its subdirectories. Please note that this script only counts regular files, not directories or other types of special files. If the provided argument is not a directory, the script will print an error message and exit. If no argument is provided, the script will print a usage message and exit. Please ensure that you have the necessary permissions to read the directory and its contents. If you do not have the necessary permissions, the script may not work as expected. Also, please note that this script does not follow symbolic links. If you want to count files pointed to by symbolic links,</text:span></text:p>
      <text:p text:style-name="P10" loext:marker-style-name="T3"/>
      <text:p text:style-name="P9" loext:marker-style-name="T19"/>
      <text:p text:style-name="P9" loext:marker-style-name="T19"/>
      <text:p text:style-name="P11" loext:marker-style-name="T20"/>
      <text:p text:style-name="P17" loext:marker-style-name="T18"/>
      <text:p text:style-name="P18"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hnschrift Condensed" svg:font-family="'Bahnschrift Condensed'"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HTML_20_Preformatted_20_Char" style:display-name="HTML Preformatted Char"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meta" style:family="text" style:parent-style-name="Default_20_Paragraph_20_Font_20__28_WW_29_"/>
    <style:style style:name="hljs-keyword" style:family="text" style:parent-style-name="Default_20_Paragraph_20_Font_20__28_WW_29_"/>
    <style:style style:name="hljs-string" style:family="text" style:parent-style-name="Default_20_Paragraph_20_Font_20__28_WW_29_"/>
    <style:style style:name="hljs-variable" style:family="text" style:parent-style-name="Default_20_Paragraph_20_Font_20__28_WW_29_"/>
    <style:style style:name="hljs-built_5f_in" style:display-name="hljs-built_in" style:family="text" style:parent-style-name="Default_20_Paragraph_20_Font_20__28_WW_29_"/>
    <style:style style:name="hljs-comment" style:family="text" style:parent-style-name="Default_20_Paragraph_20_Font_20__28_WW_29_"/>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4917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VARISTE HAKIZIMANA</dc:title>
    <meta:initial-creator>EVARISTE HAKIZIMANA</meta:initial-creator>
    <meta:editing-cycles>4</meta:editing-cycles>
    <meta:creation-date>2023-11-09T09:15:00</meta:creation-date>
    <dc:date>2023-12-12T09:56:46.225977749</dc:date>
    <meta:editing-duration>PT48M9S</meta:editing-duration>
    <meta:generator>LibreOffice/7.6.2.1$Linux_X86_64 LibreOffice_project/60$Build-1</meta:generator>
    <meta:document-statistic meta:table-count="0" meta:image-count="0" meta:object-count="0" meta:page-count="5" meta:paragraph-count="113" meta:word-count="1294" meta:character-count="7258" meta:non-whitespace-character-count="5956"/>
    <meta:user-defined meta:name="AppVersion">16.0000</meta:user-defined>
    <meta:template xlink:type="simple" xlink:actuate="onRequest" xlink:title="Normal" xlink:href=""/>
  </office:meta>
</office:document-meta>
</file>